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6.822cm" fo:min-width="6.572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1.198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306cm" fo:min-width="1.198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306cm" fo:min-width="1.1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2cm" style:use-optimal-column-width="false"/>
    </style:style>
    <style:style style:name="co2" style:family="table-column">
      <style:table-column-properties style:column-width="3.873cm" style:use-optimal-column-width="false"/>
    </style:style>
    <style:style style:name="co3" style:family="table-column">
      <style:table-column-properties style:column-width="3.871cm" style:use-optimal-column-width="false"/>
    </style:style>
    <style:style style:name="co4" style:family="table-column">
      <style:table-column-properties style:column-width="7.049cm" style:use-optimal-column-width="false"/>
    </style:style>
    <style:style style:name="co5" style:family="table-column">
      <style:table-column-properties style:column-width="10.69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7cm"/>
    </style:style>
    <style:style style:name="ro5" style:family="table-row">
      <style:table-row-properties style:row-height="2.0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cm" svg:height="10cm" svg:x="0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cm" svg:height="10cm" svg:x="11.2cm" svg:y="-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cm" svg:height="10cm" svg:x="-0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2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31.4cm" svg:y="-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2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2cm" svg:x="1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13.6cm" svg:y="-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2cm" svg:x="6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cm" svg:height="2.2cm" svg:x="2.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2cm" svg:x="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5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2.8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2cm" svg:x="1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826cm" svg:height="0.962cm" svg:x="6cm" svg:y="1.6cm">
          <draw:text-box>
            <text:p>1 Rossa</text:p>
          </draw:text-box>
        </draw:frame>
        <draw:frame draw:style-name="gr5" draw:text-style-name="P5" draw:layer="layout" svg:width="1.946cm" svg:height="0.962cm" svg:x="16.6cm" svg:y="-0.4cm">
          <draw:text-box>
            <text:p>2 Blu</text:p>
          </draw:text-box>
        </draw:frame>
        <draw:frame draw:style-name="gr5" draw:text-style-name="P5" draw:layer="layout" svg:width="2.686cm" svg:height="0.962cm" svg:x="5.654cm" svg:y="11.638cm">
          <draw:text-box>
            <text:p>3 Verde</text:p>
          </draw:text-box>
        </draw:frame>
        <draw:frame draw:style-name="standard" draw:layer="layout" svg:width="11.615cm" svg:height="21.261cm" svg:x="11.122cm" svg:y="9.0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ghtygjtugjg</text:p>
              </table:table-cell>
              <table:table-cell>
                <text:p>Marco CP<text:line-break/>Antonio AU<text:line-break/>Michele</text:p>
                <text:p>Gino</text:p>
              </table:table-cell>
              <table:table-cell>
                <text:p>02/03 08:00<text:line-break/>02/03 14:44</text:p>
              </table:table-cell>
            </table:table-row>
            <table:table-row table:style-name="ro3" table:default-cell-style-name="gray1">
              <table:table-cell>
                <text:p>tpirpiorwtoiwrto</text:p>
              </table:table-cell>
              <table:table-cell>
                <text:p>Michele CP</text:p>
                <text:p>Giulio AU</text:p>
                <text:p>Antonio2</text:p>
              </table:table-cell>
              <table:table-cell>
                <text:p>02/03 08:00</text:p>
                <text:p>-</text:p>
              </table:table-cell>
            </table:table-row>
            <table:table-row table:style-name="ro3" table:default-cell-style-name="gray2">
              <table:table-cell>
                <text:p>scajadkjcajkafkjha</text:p>
              </table:table-cell>
              <table:table-cell>
                <text:p>Peppe CP</text:p>
                <text:p>Cleto AU</text:p>
                <text:p>Gianni</text:p>
              </table:table-cell>
              <table:table-cell>
                <text:p>02/03 08:00</text:p>
                <text:p>-</text:p>
              </table:table-cell>
            </table:table-row>
            <table:table-row table:style-name="ro3" table:default-cell-style-name="gray1">
              <table:table-cell>
                <text:p>tpirpiorwtoiwrto</text:p>
              </table:table-cell>
              <table:table-cell>
                <text:p>Michele CP</text:p>
                <text:p>Giulio AU</text:p>
                <text:p>Tino</text:p>
              </table:table-cell>
              <table:table-cell>
                <text:p>02/03 14:45</text:p>
                <text:p>-</text:p>
              </table:table-cell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745cm" svg:height="7.998cm" svg:x="24.587cm" svg:y="9.173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gray3">
              <table:table-cell>
                <text:p>ghtygjtugjg</text:p>
              </table:table-cell>
              <table:table-cell>
                <text:p>1 Rossa</text:p>
                <text:p>Fine servizio previsto: 02/03 20:00</text:p>
              </table:table-cell>
            </table:table-row>
            <table:table-row table:style-name="ro3" table:default-cell-style-name="gray2">
              <table:table-cell>
                <text:p>tpirpiorwtoiwrto</text:p>
              </table:table-cell>
              <table:table-cell>
                <text:p>2 Blu</text:p>
              </table:table-cell>
            </table:table-row>
            <table:table-row table:style-name="ro3" table:default-cell-style-name="gray1">
              <table:table-cell>
                <text:p>scajadkjcajkafkjha</text:p>
              </table:table-cell>
              <table:table-cell>
                <text:p>3 Verde</text:p>
              </table:table-cell>
            </table:table-row>
            <table:table-row table:style-name="ro5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2.4cm" svg:height="2.2cm" svg:x="16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11:55:38.449000000</meta:creation-date>
    <dc:date>2017-02-03T12:34:13.139000000</dc:date>
    <meta:editing-duration>PT8M2S</meta:editing-duration>
    <meta:editing-cycles>1</meta:editing-cycles>
    <meta:document-statistic meta:object-count="44"/>
    <meta:generator>LibreOffice/5.1.6.2$Windows_x86 LibreOffice_project/07ac168c60a517dba0f0d7bc7540f5afa45f0909</meta:generator>
  </office:meta>
</office:document-meta>
</file>